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11e2" officeooo:paragraph-rsid="001711e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a8de" officeooo:paragraph-rsid="0017a8de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text-properties officeooo:paragraph-rsid="001711e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11e2" officeooo:paragraph-rsid="001711e2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fbe7" officeooo:paragraph-rsid="0017fbe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11e2" style:font-size-asian="18pt" style:font-style-asian="normal" style:font-weight-asian="normal" style:font-size-complex="18pt"/>
    </style:style>
    <style:style style:name="T5" style:family="text">
      <style:text-properties officeooo:rsid="0017f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schedule an IHC session against RedPanda_4 for unnecessary flying <text:span text:style-name="T5">and possession of illegal items with the following formation:</text:span></text:p>
      <text:p text:style-name="P7">Judge to be eldegron</text:p>
      <text:p text:style-name="P7">Lawyer of RedPanda_4 being Chairmansteven</text:p>
      <text:p text:style-name="P7">Lawyer of Solar_Porpoise being Anaizy</text:p>
      <text:p text:style-name="P7">Prosecutor being Solar_Porpoise</text:p>
      <text:p text:style-name="P7">Defendant being RedPanda_4</text:p>
      <text:p text:style-name="P1"/>
      <text:p text:style-name="P1">And proceeds.</text:p>
      <text:p text:style-name="P1"/>
      <text:p text:style-name="P1">Signed by,</text:p>
      <text:p text:style-name="P2">Solar_Porpoise</text:p>
      <text:p text:style-name="P3">lonewolf13249</text:p>
      <text:p text:style-name="P3">RedPanda_4</text:p>
      <text:p text:style-name="P3">CommissarChenkov</text:p>
      <text:p text:style-name="P1"/>
      <text:p text:style-name="P1"/>
      <text:p text:style-name="P1"/>
      <text:p text:style-name="P5"><text:span text:style-name="T1">[</text:span><text:span text:style-name="T2">Motion 33-4: To prosecute Panda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45:04.071154250</dc:date>
    <meta:editing-duration>PT3M2S</meta:editing-duration>
    <meta:editing-cycles>5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5" meta:word-count="76" meta:character-count="551" meta:non-whitespace-character-count="490"/>
  </office:meta>
</office:document-meta>
</file>